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4">
      <style:text-properties fo:font-weight="bold" style:font-weight-asian="bold" style:font-weight-complex="bold"/>
    </style:style>
    <style:style style:name="P3" style:family="paragraph" style:parent-style-name="Standard" style:list-style-name="L6">
      <style:text-properties fo:font-weight="bold" style:font-weight-asian="bold" style:font-weight-complex="bold"/>
    </style:style>
    <style:style style:name="P4" style:family="paragraph" style:parent-style-name="Standard" style:list-style-name="L7">
      <style:text-properties fo:font-weight="bold" style:font-weight-asian="bold" style:font-weight-complex="bold"/>
    </style:style>
    <style:style style:name="P5" style:family="paragraph" style:parent-style-name="Standard" style:list-style-name="L8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 style:list-style-name="L4">
      <style:text-properties fo:font-weight="normal" style:font-weight-asian="normal" style:font-weight-complex="normal"/>
    </style:style>
    <style:style style:name="P8" style:family="paragraph" style:parent-style-name="Standard" style:list-style-name="L5"/>
    <style:style style:name="P9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 style:list-style-name="L2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P16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7" style:family="paragraph" style:parent-style-name="Standard">
      <style:paragraph-properties fo:margin-left="1.905cm" fo:margin-right="0cm" fo:text-indent="0cm" style:auto-text-indent="false"/>
      <style:text-properties fo:font-weight="normal" style:font-weight-asian="normal" style:font-weight-complex="normal"/>
    </style:style>
    <style:style style:name="P18" style:family="paragraph" style:parent-style-name="Standard">
      <style:paragraph-properties fo:margin-left="1.905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19" style:family="paragraph" style:parent-style-name="Standard">
      <style:paragraph-properties fo:margin-left="1.905cm" fo:margin-right="0cm" fo:text-indent="0cm" style:auto-text-indent="false"/>
      <style:text-properties fo:font-weight="bold" style:font-weight-asian="bold" style:font-weight-complex="bold"/>
    </style:style>
    <style:style style:name="P20" style:family="paragraph" style:parent-style-name="Standard">
      <style:paragraph-properties fo:margin-left="1.905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21" style:family="paragraph" style:parent-style-name="Standard">
      <style:paragraph-properties fo:margin-left="1.931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Universidade Federal da Bahia</text:p>
      <text:p text:style-name="P14">Laboratório de Bancos de Dados - MATB09</text:p>
      <text:p text:style-name="P1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SISTEMA DE GERENCIAMENTO DE ESTÚDIOS</text:p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/>
      <text:p text:style-name="P16"/>
      <text:p text:style-name="P16">Regras de negócio</text:p>
      <text:p text:style-name="P16">Stored procedures </text:p>
      <text:p text:style-name="P16">Triggers</text:p>
      <text:p text:style-name="P16">Views</text:p>
      <text:p text:style-name="P9"/>
      <text:p text:style-name="P13"><text:tab/><text:tab/><text:tab/><text:tab/><text:tab/> <text:s text:c="5"/>Alunos: <text:s/>Adewale Andrade</text:p>
      <text:p text:style-name="P13"><text:tab/> <text:s text:c="7"/><text:tab/><text:tab/><text:tab/><text:tab/><text:tab/><text:tab/>Rodrigo Nunes Souto</text:p>
      <text:list xml:id="list1114034865" text:style-name="L2">
        <text:list-header>
          <text:p text:style-name="P10"><text:span text:style-name="T3"/></text:p>
        </text:list-header>
      </text:list>
      <text:p text:style-name="P9"><text:soft-page-break/>Regras de Negócio</text:p>
      <text:p text:style-name="P1"/>
      <text:list xml:id="list1065797778" text:style-name="L4">
        <text:list-item>
          <text:p text:style-name="P2">Valor total do agendamento</text:p>
          <text:p text:style-name="P2"><text:span text:style-name="T1">O valor total do agendamento deve ser um somatório do produto do preço do serviço <text:s/>e sua duração com o produto dos preços internos dos equipamentos alugados e suas respectivas durações.</text:span></text:p>
        </text:list-item>
        <text:list-item>
          <text:p text:style-name="P2">Valor total do aluguel de equipamentos</text:p>
          <text:p text:style-name="P7">O valor total do aluguel de equipamentos deve ser um somatório do produto dos preços externos dos equipamentos alugados e suas respectivas durações.</text:p>
        </text:list-item>
        <text:list-item>
          <text:p text:style-name="P2">Atualização do valor total do agendamento</text:p>
          <text:p text:style-name="P7">O valor total do agendamento deve ser atualizado assim que qualquer novo equipamento é agregado ou removido do agendamento.</text:p>
          <text:p text:style-name="P7"/>
        </text:list-item>
        <text:list-item>
          <text:p text:style-name="P2">Status dos agendamentos</text:p>
          <text:p text:style-name="P7">O status dos agendamentos devem ser analisados e corrigidos diariamente.</text:p>
        </text:list-item>
        <text:list-item>
          <text:p text:style-name="P2">Informações sobre banda e agendamentos </text:p>
          <text:p text:style-name="P7">O sistema deve disponibilizar de forma eficiente dados sobre a banda e seus integrantes, sobre agendamentos relativos a dias específicos e agendamentos de cada banda.</text:p>
        </text:list-item>
      </text:list>
      <text:p text:style-name="P1"/>
      <text:p text:style-name="P12"><text:span text:style-name="T2">Stored Procedures</text:span></text:p>
      <text:p text:style-name="P12"><text:span text:style-name="T2"/></text:p>
      <text:list xml:id="list1570430041" text:style-name="L8">
        <text:list-item>
          <text:p text:style-name="P5">Update Agenda Status</text:p>
          <text:p text:style-name="P5"/>
        </text:list-item>
      </text:list>
      <text:p text:style-name="P20">Postgres</text:p>
      <text:p text:style-name="P21">create or replace function update_agenda_status()</text:p>
      <text:p text:style-name="P21">returns void as $agenda_status$</text:p>
      <text:p text:style-name="P21">declare</text:p>
      <text:p text:style-name="P21">begin</text:p>
      <text:p text:style-name="P21"><text:tab/>update agenda set status = 'done'</text:p>
      <text:p text:style-name="P21"><text:tab/>where date - current_date &lt; 3 and status != 'canceled';</text:p>
      <text:p text:style-name="P21">end;</text:p>
      <text:p text:style-name="P21">$agenda_status$</text:p>
      <text:p text:style-name="P21">language plpgsql;</text:p>
      <text:p text:style-name="P6"/>
      <text:p text:style-name="P6"/>
      <text:list xml:id="list158687701" text:continue-numbering="true" text:style-name="L8">
        <text:list-item>
          <text:p text:style-name="P5">Members Information</text:p>
          <text:p text:style-name="P5"/>
        </text:list-item>
      </text:list>
      <text:p text:style-name="P20">Postgres</text:p>
      <text:p text:style-name="P20"/>
      <text:p text:style-name="P18">create or replace function members_information(varchar)</text:p>
      <text:p text:style-name="P18">returns setof band_information as $members_information$</text:p>
      <text:p text:style-name="P18"><text:tab/>select * from band_information where login=$1;</text:p>
      <text:p text:style-name="P18">$members_information$</text:p>
      <text:p text:style-name="P18">language sql;</text:p>
      <text:p text:style-name="P20"/>
      <text:list xml:id="list870018791" text:continue-numbering="true" text:style-name="L8">
        <text:list-item>
          <text:p text:style-name="P5">Agenda by Day</text:p>
          <text:p text:style-name="P5"/>
        </text:list-item>
      </text:list>
      <text:p text:style-name="P20">Postgres</text:p>
      <text:p text:style-name="P20"/>
      <text:p text:style-name="P18">create or replace function agenda_by_day(date)</text:p>
      <text:p text:style-name="P18">returns setof agenda_information as $agenda_by_day$</text:p>
      <text:p text:style-name="P18"><text:tab/>select * from agenda_information where date=$1;</text:p>
      <text:p text:style-name="P18"><text:soft-page-break/>$agenda_by_day$</text:p>
      <text:p text:style-name="P18">language sql;</text:p>
      <text:p text:style-name="P18"/>
      <text:list xml:id="list1012721223" text:continue-numbering="true" text:style-name="L8">
        <text:list-item>
          <text:p text:style-name="P5">Band Schedule</text:p>
          <text:p text:style-name="P5"/>
        </text:list-item>
      </text:list>
      <text:p text:style-name="P20">Postgres</text:p>
      <text:p text:style-name="P20"/>
      <text:p text:style-name="P18">create or replace function band_schedule(varchar)</text:p>
      <text:p text:style-name="P18">returns setof agenda_information as $band_schedule$</text:p>
      <text:p text:style-name="P18"><text:tab/>select * from agenda_information where login=$1;</text:p>
      <text:p text:style-name="P18">$band_schedule$</text:p>
      <text:p text:style-name="P18">language sql;</text:p>
      <text:p text:style-name="P18"/>
      <text:p text:style-name="P12"><text:span text:style-name="T2">Triggers</text:span></text:p>
      <text:p text:style-name="P12"><text:span text:style-name="T2"/></text:p>
      <text:list xml:id="list1037303740" text:style-name="L6">
        <text:list-item>
          <text:p text:style-name="P3">Service Total Price</text:p>
        </text:list-item>
      </text:list>
      <text:list xml:id="list966866575" text:continue-list="list1012721223" text:style-name="L8">
        <text:list-header>
          <text:p text:style-name="P5"/>
        </text:list-header>
      </text:list>
      <text:p text:style-name="P20">Postgres</text:p>
      <text:p text:style-name="P20"/>
      <text:p text:style-name="P18">create or replace function service_price()</text:p>
      <text:p text:style-name="P18">returns trigger as $service_price$</text:p>
      <text:p text:style-name="P18">declare</text:p>
      <text:p text:style-name="P18"><text:tab/>service_price float;</text:p>
      <text:p text:style-name="P18"><text:tab/>equipments_price float;</text:p>
      <text:p text:style-name="P18">begin</text:p>
      <text:p text:style-name="P18"><text:tab/>select NEW.duration*service.price into service_price</text:p>
      <text:p text:style-name="P18"><text:tab/>from service where service_id = NEW.service_id;</text:p>
      <text:p text:style-name="P18"></text:p>
      <text:p text:style-name="P18"><text:tab/>select sum(ahe.duration*e.internalprice) into equipments_price</text:p>
      <text:p text:style-name="P18"><text:tab/>from agenda_has_equipment as ahe inner join equipment as e</text:p>
      <text:p text:style-name="P18"><text:tab/>on ahe.equipment_id = e.equipment_id where ahe.agenda_id = NEW.agenda_id;</text:p>
      <text:p text:style-name="P18"></text:p>
      <text:p text:style-name="P18"><text:tab/>if equipments_price is null then</text:p>
      <text:p text:style-name="P18"><text:tab/><text:tab/>equipments_price = 0;</text:p>
      <text:p text:style-name="P18"><text:tab/>end if;</text:p>
      <text:p text:style-name="P18"></text:p>
      <text:p text:style-name="P18"><text:tab/>NEW.total_price := service_price+equipments_price;</text:p>
      <text:p text:style-name="P18"><text:tab/>return NEW;</text:p>
      <text:p text:style-name="P18">end;</text:p>
      <text:p text:style-name="P18">$service_price$</text:p>
      <text:p text:style-name="P18">language plpgsql;</text:p>
      <text:p text:style-name="P18"></text:p>
      <text:p text:style-name="P18">drop trigger if exists calculate_service_price on agenda;</text:p>
      <text:p text:style-name="P18">create trigger calculate_service_price before update or insert on agenda</text:p>
      <text:p text:style-name="P18">for each row execute procedure service_price();</text:p>
      <text:list xml:id="list568162969" text:continue-numbering="true" text:style-name="L8">
        <text:list-header>
          <text:p text:style-name="P5"/>
        </text:list-header>
      </text:list>
      <text:p text:style-name="P20">Mysql</text:p>
      <text:p text:style-name="P20"/>
      <text:p text:style-name="P18">DELIMITER $</text:p>
      <text:p text:style-name="P18">CREATE TRIGGER total_service_price BEFORE UPDATE ON Agenda</text:p>
      <text:p text:style-name="P18"><text:s text:c="5"/>FOR EACH ROW</text:p>
      <text:p text:style-name="P18"><text:s text:c="5"/>BEGIN</text:p>
      <text:p text:style-name="P18"><text:soft-page-break/></text:p>
      <text:p text:style-name="P18"><text:s text:c="4"/>SET @service_price = 0;</text:p>
      <text:p text:style-name="P18"><text:s text:c="4"/>SET @equipments_price = 0;</text:p>
      <text:p text:style-name="P18"></text:p>
      <text:p text:style-name="P18"><text:s text:c="4"/>INSERT INTO @service_price</text:p>
      <text:p text:style-name="P18"><text:s text:c="4"/>SELECT <text:s/>Agenda.duration*Service.Price</text:p>
      <text:p text:style-name="P18"><text:s text:c="4"/>FROM Agenda INNER JOIN Service</text:p>
      <text:p text:style-name="P18"><text:s text:c="4"/>ON Agenda.Service_ID = Service.Service_ID</text:p>
      <text:p text:style-name="P18"><text:s text:c="4"/>WHERE Agenda.Agenda_ID = NEW.Agenda_ID;</text:p>
      <text:p text:style-name="P18"></text:p>
      <text:p text:style-name="P18"><text:s text:c="4"/>INSERT INTO @equipments_price</text:p>
      <text:p text:style-name="P18"><text:s text:c="8"/>SELECT SUM(ahe.Duration*e.InternalPrice)</text:p>
      <text:p text:style-name="P18"><text:s text:c="4"/>FROM Agenda_has_Equipment AS ahe INNER JOIN Equipment AS e</text:p>
      <text:p text:style-name="P18"><text:s text:c="4"/>ON ahe.Equipment_ID = e.Equipment_ID WHERE ahe.Agenda_ID = NEW.Agenda_ID;</text:p>
      <text:p text:style-name="P18"></text:p>
      <text:p text:style-name="P18"><text:tab/>IF @equipments_price IS NULL THEN</text:p>
      <text:p text:style-name="P18"><text:tab/><text:tab/>equipments_price = 0;</text:p>
      <text:p text:style-name="P18"><text:tab/>END IF;</text:p>
      <text:p text:style-name="P18"></text:p>
      <text:p text:style-name="P18"><text:s text:c="4"/>SET NEW.Total_Price = @service_price + @equipments_price;</text:p>
      <text:p text:style-name="P18"></text:p>
      <text:p text:style-name="P18"><text:s text:c="5"/>END;$</text:p>
      <text:p text:style-name="P18">DELIMITER ;</text:p>
      <text:p text:style-name="P18"></text:p>
      <text:p text:style-name="P18">DELIMITER $</text:p>
      <text:p text:style-name="P18">CREATE TRIGGER total_service_price BEFORE INSERT ON Agenda</text:p>
      <text:p text:style-name="P18"><text:s text:c="5"/>FOR EACH ROW</text:p>
      <text:p text:style-name="P18"><text:s text:c="5"/>BEGIN</text:p>
      <text:p text:style-name="P18"></text:p>
      <text:p text:style-name="P18"><text:s text:c="4"/>SET @service_price = 0;</text:p>
      <text:p text:style-name="P18"><text:s text:c="4"/>SET @equipments_price = 0;</text:p>
      <text:p text:style-name="P18"></text:p>
      <text:p text:style-name="P18"><text:s text:c="4"/>INSERT INTO @service_price</text:p>
      <text:p text:style-name="P18"><text:s text:c="4"/>SELECT <text:s/>Agenda.duration*Service.Price</text:p>
      <text:p text:style-name="P18"><text:s text:c="4"/>FROM Agenda INNER JOIN Service</text:p>
      <text:p text:style-name="P18"><text:s text:c="4"/>ON Agenda.Service_ID = Service.Service_ID</text:p>
      <text:p text:style-name="P18"><text:s text:c="4"/>WHERE Agenda.Agenda_ID = NEW.Agenda_ID;</text:p>
      <text:p text:style-name="P18"></text:p>
      <text:p text:style-name="P18"><text:s text:c="4"/>INSERT INTO @equipments_price</text:p>
      <text:p text:style-name="P18"><text:s text:c="8"/>SELECT SUM(ahe.Duration*e.InternalPrice)</text:p>
      <text:p text:style-name="P18"><text:s text:c="4"/>FROM Agenda_has_Equipment AS ahe INNER JOIN Equipment AS e</text:p>
      <text:p text:style-name="P18"><text:s text:c="4"/>ON ahe.Equipment_ID = e.Equipment_ID WHERE ahe.Agenda_ID = NEW.Agenda_ID;</text:p>
      <text:p text:style-name="P18"></text:p>
      <text:p text:style-name="P18"><text:tab/>IF @equipments_price IS NULL THEN</text:p>
      <text:p text:style-name="P18"><text:tab/><text:tab/>equipments_price = 0;</text:p>
      <text:p text:style-name="P18"><text:tab/>END IF;</text:p>
      <text:p text:style-name="P18"></text:p>
      <text:p text:style-name="P18"><text:s text:c="4"/>SET NEW.Total_Price = @service_price + @equipments_price;</text:p>
      <text:p text:style-name="P18"></text:p>
      <text:p text:style-name="P18"><text:s text:c="5"/>END;$</text:p>
      <text:p text:style-name="P18"><text:soft-page-break/>DELIMITER ;</text:p>
      <text:p text:style-name="P18"/>
      <text:list xml:id="list423845476" text:continue-list="list1037303740" text:style-name="L6">
        <text:list-item>
          <text:p text:style-name="P3">Service Total Price Equipment Update</text:p>
        </text:list-item>
      </text:list>
      <text:list xml:id="list1239162786" text:continue-list="list568162969" text:style-name="L8">
        <text:list-header>
          <text:p text:style-name="P5"/>
        </text:list-header>
      </text:list>
      <text:p text:style-name="P20">Postgres</text:p>
      <text:p text:style-name="P20"/>
      <text:p text:style-name="P18">create or replace function update_agenda()</text:p>
      <text:p text:style-name="P18">returns trigger as $update_agenda$</text:p>
      <text:p text:style-name="P18">declare</text:p>
      <text:p text:style-name="P18">d integer;</text:p>
      <text:p text:style-name="P18">begin</text:p>
      <text:p text:style-name="P18"><text:tab/>if (TG_OP = 'INSERT' or TG_OP = 'UPDATE') then</text:p>
      <text:p text:style-name="P18"><text:tab/><text:tab/>select duration into d from agenda where agenda_id=NEW.agenda_id;</text:p>
      <text:p text:style-name="P18"><text:tab/><text:tab/>update agenda set duration=d where agenda_id=NEW.agenda_id;</text:p>
      <text:p text:style-name="P18"><text:tab/><text:tab/>return NEW;</text:p>
      <text:p text:style-name="P18"><text:tab/>elsif (TG_OP = 'DELETE') then</text:p>
      <text:p text:style-name="P18"><text:tab/><text:tab/>select duration into d from agenda where agenda_id=OLD.agenda_id;</text:p>
      <text:p text:style-name="P18"><text:tab/><text:tab/>update agenda set duration=d where agenda_id=OLD.agenda_id;</text:p>
      <text:p text:style-name="P18"><text:tab/><text:tab/>return OLD;</text:p>
      <text:p text:style-name="P18"><text:tab/>end if;</text:p>
      <text:p text:style-name="P18"><text:tab/>return null;</text:p>
      <text:p text:style-name="P18">end;</text:p>
      <text:p text:style-name="P18">$update_agenda$</text:p>
      <text:p text:style-name="P18">language plpgsql;</text:p>
      <text:p text:style-name="P18"></text:p>
      <text:p text:style-name="P18">drop trigger if exists call_agenda_trigger on agenda_has_equipment;</text:p>
      <text:p text:style-name="P18">create trigger call_agenda_trigger after update or insert or delete on agenda_has_equipment</text:p>
      <text:p text:style-name="P18">for each row execute procedure update_agenda();</text:p>
      <text:p text:style-name="P18"/>
      <text:list xml:id="list405271995" text:continue-list="list423845476" text:style-name="L6">
        <text:list-item>
          <text:p text:style-name="P3">Rent Total Price</text:p>
        </text:list-item>
      </text:list>
      <text:list xml:id="list888367242" text:continue-list="list1239162786" text:style-name="L8">
        <text:list-header>
          <text:p text:style-name="P5"/>
        </text:list-header>
      </text:list>
      <text:p text:style-name="P20">Postgres</text:p>
      <text:p text:style-name="P20"/>
      <text:p text:style-name="P18">create or replace function rent_price()</text:p>
      <text:p text:style-name="P18">returns trigger as $rent_price$</text:p>
      <text:p text:style-name="P18">declare</text:p>
      <text:p text:style-name="P18"><text:tab/>equipments_price float;</text:p>
      <text:p text:style-name="P18">begin</text:p>
      <text:p text:style-name="P18"><text:tab/>equipments_price = 0;</text:p>
      <text:p text:style-name="P18"><text:tab/>select sum(cre.duration*e.externalprice) into equipments_price</text:p>
      <text:p text:style-name="P18"><text:tab/>from client_rents_equipment as cre inner join equipment as e</text:p>
      <text:p text:style-name="P18"><text:tab/>on cre.equipment_id = e.equipment_id where cre.client_login = NEW.client_login;</text:p>
      <text:p text:style-name="P18"></text:p>
      <text:p text:style-name="P18"><text:tab/>if equipments_price is null then</text:p>
      <text:p text:style-name="P18"><text:tab/><text:tab/>equipments_price = 0;</text:p>
      <text:p text:style-name="P18"><text:tab/>end if;</text:p>
      <text:p text:style-name="P18"></text:p>
      <text:p text:style-name="P18"><text:tab/>NEW.total_price := equipments_price;</text:p>
      <text:p text:style-name="P18"><text:tab/>return NEW;</text:p>
      <text:p text:style-name="P18">end;</text:p>
      <text:p text:style-name="P18"><text:soft-page-break/>$rent_price$</text:p>
      <text:p text:style-name="P18">language plpgsql;</text:p>
      <text:p text:style-name="P18"></text:p>
      <text:p text:style-name="P18">drop trigger if exists calculate_rent_price on client_rents_equipment;</text:p>
      <text:p text:style-name="P18">create trigger calculate_rent_price before update or insert on client_rents_equipment</text:p>
      <text:p text:style-name="P18">for each row execute procedure rent_price();</text:p>
      <text:list xml:id="list854328610" text:continue-numbering="true" text:style-name="L8">
        <text:list-header>
          <text:p text:style-name="P5"/>
        </text:list-header>
      </text:list>
      <text:p text:style-name="P20">Mysql</text:p>
      <text:p text:style-name="P20"/>
      <text:p text:style-name="P18">DELIMITER $</text:p>
      <text:p text:style-name="P18">CREATE TRIGGER total_rent_price BEFORE UPDATE ON Client_rents_Equipment</text:p>
      <text:p text:style-name="P18"><text:s text:c="5"/>FOR EACH ROW</text:p>
      <text:p text:style-name="P18"><text:s text:c="5"/>BEGIN</text:p>
      <text:p text:style-name="P18"></text:p>
      <text:p text:style-name="P18"><text:s text:c="4"/>SET @equipments_price = 0;</text:p>
      <text:p text:style-name="P18"></text:p>
      <text:p text:style-name="P18"><text:s text:c="4"/>INSERT INTO @equipments_price</text:p>
      <text:p text:style-name="P18"><text:s text:c="8"/>SELECT SUM(cre.Duration*e.ExternalPrice)</text:p>
      <text:p text:style-name="P18"><text:s text:c="4"/>FROM Client_rents_Equipment AS cre INNER JOIN Equipment AS e</text:p>
      <text:p text:style-name="P18"><text:s text:c="4"/>ON cre.Equipment_ID = e.Equipment_ID WHERE cre.Client_Login = NEW.Client_Login;</text:p>
      <text:p text:style-name="P18"></text:p>
      <text:p text:style-name="P18"><text:tab/>IF @equipments_price IS NULL THEN</text:p>
      <text:p text:style-name="P18"><text:tab/><text:tab/>equipments_price = 0;</text:p>
      <text:p text:style-name="P18"><text:tab/>END IF;</text:p>
      <text:p text:style-name="P18"></text:p>
      <text:p text:style-name="P18"><text:s text:c="4"/>SET NEW.Total_Price = @equipments_price;</text:p>
      <text:p text:style-name="P18"></text:p>
      <text:p text:style-name="P18"><text:s text:c="5"/>END;$</text:p>
      <text:p text:style-name="P18">DELIMITER ;</text:p>
      <text:p text:style-name="P18"></text:p>
      <text:p text:style-name="P18">DELIMITER $</text:p>
      <text:p text:style-name="P18">CREATE TRIGGER total_rent_price BEFORE INSERT ON Client_rents_Equipment</text:p>
      <text:p text:style-name="P18"><text:s text:c="5"/>FOR EACH ROW</text:p>
      <text:p text:style-name="P18"><text:s text:c="5"/>BEGIN</text:p>
      <text:p text:style-name="P18"></text:p>
      <text:p text:style-name="P18"><text:s text:c="4"/>SET @equipments_price = 0;</text:p>
      <text:p text:style-name="P18"></text:p>
      <text:p text:style-name="P18"><text:s text:c="4"/>INSERT INTO @equipments_price</text:p>
      <text:p text:style-name="P18"><text:s text:c="8"/>SELECT SUM(cre.Duration*e.ExternalPrice)</text:p>
      <text:p text:style-name="P18"><text:s text:c="4"/>FROM Client_rents_Equipment AS cre INNER JOIN Equipment AS e</text:p>
      <text:p text:style-name="P18"><text:s text:c="4"/>ON cre.Equipment_ID = e.Equipment_ID WHERE cre.Client_Login = NEW.Client_Login;</text:p>
      <text:p text:style-name="P18"></text:p>
      <text:p text:style-name="P18"><text:tab/>IF @equipments_price IS NULL THEN</text:p>
      <text:p text:style-name="P18"><text:tab/><text:tab/>equipments_price = 0;</text:p>
      <text:p text:style-name="P18"><text:tab/>END IF;</text:p>
      <text:p text:style-name="P18"></text:p>
      <text:p text:style-name="P18"><text:s text:c="4"/>SET NEW.Total_Price = @equipments_price;</text:p>
      <text:p text:style-name="P18"></text:p>
      <text:p text:style-name="P18"><text:s text:c="5"/>END;$</text:p>
      <text:p text:style-name="P18">DELIMITER ;</text:p>
      <text:p text:style-name="P12"><text:soft-page-break/><text:span text:style-name="T2">Views</text:span></text:p>
      <text:p text:style-name="P12"><text:span text:style-name="T2"/></text:p>
      <text:list xml:id="list55394529" text:style-name="L7">
        <text:list-item>
          <text:p text:style-name="P4">Band Information</text:p>
        </text:list-item>
      </text:list>
      <text:p text:style-name="P1"/>
      <text:p text:style-name="P17">CREATE OR REPLACE VIEW Band_Information AS</text:p>
      <text:p text:style-name="P17">SELECT Band.Name, Band.Login, Band.Style, Band.HomePage, Person.Name as Member_Name, Person.Phone1, Person.Email FROM Band</text:p>
      <text:p text:style-name="P17">INNER JOIN Band_Has_Member</text:p>
      <text:p text:style-name="P17">ON Band_Has_Member.Band_Login = Band.Login</text:p>
      <text:p text:style-name="P17">INNER JOIN Member</text:p>
      <text:p text:style-name="P17">ON Member.Member_ID = Band_Has_Member.Member_ID</text:p>
      <text:p text:style-name="P17">INNER JOIN Person</text:p>
      <text:p text:style-name="P17">ON Person.Cpf = Member.Person_Cpf</text:p>
      <text:p text:style-name="P17">Order by Band.Name asc;</text:p>
      <text:p text:style-name="P19"/>
      <text:list xml:id="list356683765" text:continue-numbering="true" text:style-name="L7">
        <text:list-item>
          <text:p text:style-name="P4">Agenda Information</text:p>
        </text:list-item>
      </text:list>
      <text:p text:style-name="P1"/>
      <text:p text:style-name="P17">CREATE OR REPLACE VIEW Agenda_Information AS</text:p>
      <text:p text:style-name="P17">SELECT b.Name, b.Login, a.Date, a.Time, a.Duration, a.Room, a.Status</text:p>
      <text:p text:style-name="P17">FROM Band b</text:p>
      <text:p text:style-name="P17">INNER JOIN Agenda a</text:p>
      <text:p text:style-name="P17">ON a.Band_Login = b.Login</text:p>
      <text:p text:style-name="P17">Order by a.Date asc;</text:p>
      <text:list xml:id="list1678226755" text:style-name="L5">
        <text:list-header>
          <text:p text:style-name="P8"><text:span text:style-name="T2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drigo Souto</meta:initial-creator>
    <meta:creation-date>2010-05-24T15:21:55</meta:creation-date>
    <dc:date>2010-05-24T16:17:34</dc:date>
    <dc:creator>Rodrigo Souto</dc:creator>
    <meta:editing-duration>PT00H55M40S</meta:editing-duration>
    <meta:editing-cycles>11</meta:editing-cycles>
    <meta:generator>OpenOffice.org/3.1$Linux OpenOffice.org_project/310m19$Build-9420</meta:generator>
    <meta:document-statistic meta:table-count="0" meta:image-count="0" meta:object-count="0" meta:page-count="7" meta:paragraph-count="247" meta:word-count="904" meta:character-count="7506"/>
  </office:meta>
</office:document-meta>
</file>